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c20b50"/>
    </style:style>
    <style:style style:name="P2" style:family="paragraph" style:parent-style-name="Standard">
      <style:text-properties officeooo:rsid="00c20b50" officeooo:paragraph-rsid="00c20b50"/>
    </style:style>
    <style:style style:name="P3" style:family="paragraph" style:parent-style-name="Standard">
      <style:text-properties officeooo:rsid="00c20b50" officeooo:paragraph-rsid="00c3bb22"/>
    </style:style>
    <style:style style:name="P4" style:family="paragraph" style:parent-style-name="Standard">
      <style:text-properties officeooo:paragraph-rsid="00c20b50"/>
    </style:style>
    <style:style style:name="P5" style:family="paragraph" style:parent-style-name="Standard">
      <style:text-properties fo:font-size="18pt" officeooo:rsid="00c4ee73" officeooo:paragraph-rsid="00c4ee73"/>
    </style:style>
    <style:style style:name="P6" style:family="paragraph" style:parent-style-name="Standard">
      <style:text-properties officeooo:rsid="00c4ee73" officeooo:paragraph-rsid="00c4ee73"/>
    </style:style>
    <style:style style:name="P7" style:family="paragraph" style:parent-style-name="Standard">
      <style:text-properties officeooo:paragraph-rsid="00c3bb22"/>
    </style:style>
    <style:style style:name="P8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4ee73" officeooo:paragraph-rsid="0029ba73" style:font-size-asian="20pt" style:font-weight-asian="bold" style:font-size-complex="20pt" style:font-weight-complex="bold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fo:font-size="18pt" officeooo:rsid="00c4ee73"/>
    </style:style>
    <style:style style:name="T4" style:family="text">
      <style:text-properties fo:font-size="18pt" officeooo:rsid="00c3bb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Équations</text:p>
      <text:p text:style-name="Standard"/>
      <text:p text:style-name="P4"><text:span text:style-name="T1">Exercices du livre : pages </text:span><text:span text:style-name="T3">98</text:span><text:span text:style-name="T2">-1</text:span><text:span text:style-name="T3">06</text:span></text:p>
      <text:p text:style-name="P4"/>
      <text:p text:style-name="P5">Vocabulaire et test de solutions</text:p>
      <text:p text:style-name="P5">7, 8, 9, 14</text:p>
      <text:p text:style-name="P5">29, 31, 32, 36</text:p>
      <text:p text:style-name="Standard"/>
      <text:p text:style-name="Standard"/>
      <text:p text:style-name="P5">Résolutions avec aide ou schéma</text:p>
      <text:p text:style-name="P6">10, 15, 17, 19, 20, 26</text:p>
      <text:p text:style-name="P3"/>
      <text:p text:style-name="P2"/>
      <text:p text:style-name="P5">Résolutions sans aide</text:p>
      <text:p text:style-name="P6">12</text:p>
      <text:p text:style-name="P6">42, 43, 44, 45, 47</text:p>
      <text:p text:style-name="P6">68</text:p>
      <text:p text:style-name="P7"/>
      <text:p text:style-name="P1"/>
      <text:p text:style-name="P7"><text:span text:style-name="T4">Pb </text:span><text:span text:style-name="T3">concrets</text:span></text:p>
      <text:p text:style-name="P5">18, 21, 22, 24, 25</text:p>
      <text:p text:style-name="P5">50, 51, 52, 53, 55, 56</text:p>
      <text:p text:style-name="P5">66, 67, 73, 75, 77</text:p>
      <text:p text:style-name="P5"/>
      <text:p text:style-name="P5"/>
      <text:p text:style-name="P5">Plus difficile</text:p>
      <text:p text:style-name="P5">76, 80, 83, 84, 85, 86, 8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13H14M3S</meta:editing-duration>
    <meta:editing-cycles>152</meta:editing-cycles>
    <meta:generator>LibreOffice/6.4.7.2$Linux_X86_64 LibreOffice_project/40$Build-2</meta:generator>
    <meta:initial-creator>Véronique et Thibaud FONTANET</meta:initial-creator>
    <dc:date>2021-04-29T11:49:50.809883908</dc:date>
    <meta:print-date>2021-04-29T11:47:08.283517233</meta:print-date>
    <meta:document-statistic meta:table-count="0" meta:image-count="0" meta:object-count="0" meta:page-count="1" meta:paragraph-count="17" meta:word-count="68" meta:character-count="304" meta:non-whitespace-character-count="253"/>
  </office:meta>
</office:document-meta>
</file>